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09b" officeooo:paragraph-rsid="000f409b"/>
    </style:style>
    <style:style style:name="P2" style:family="paragraph" style:parent-style-name="Standard">
      <style:text-properties fo:color="#ff0000" loext:opacity="100%" officeooo:rsid="000f409b" officeooo:paragraph-rsid="000f409b"/>
    </style:style>
    <style:style style:name="P3" style:family="paragraph" style:parent-style-name="Standard">
      <style:text-properties fo:color="#000000" loext:opacity="100%" officeooo:rsid="000f409b" officeooo:paragraph-rsid="000f40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Auto-completion</text:p>
      <text:p text:style-name="P2">Beállítások – Automatikus kiegészítés </text:p>
      <text:p text:style-name="P3">Show relevant suggestions automatically</text:p>
      <text:p text:style-name="P2">Automatikusan jelenjenek meg a megfelelő javaslatok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21:42.995000000</meta:creation-date>
    <meta:generator>LibreOffice/7.6.2.1$Windows_X86_64 LibreOffice_project/56f7684011345957bbf33a7ee678afaf4d2ba333</meta:generator>
    <dc:date>2023-11-29T07:23:54.232000000</dc:date>
    <meta:editing-duration>PT2M10S</meta:editing-duration>
    <meta:editing-cycles>2</meta:editing-cycles>
    <meta:document-statistic meta:table-count="0" meta:image-count="0" meta:object-count="0" meta:page-count="1" meta:paragraph-count="4" meta:word-count="15" meta:character-count="157" meta:non-whitespace-character-count="143"/>
  </office:meta>
</office:document-meta>
</file>